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oma" officeooo:rsid="000b85a1" officeooo:paragraph-rsid="000b85a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oma" officeooo:rsid="000b85a1" officeooo:paragraph-rsid="000b85a1"/>
    </style:style>
    <style:style style:name="P3" style:family="paragraph" style:parent-style-name="Standard">
      <style:paragraph-properties fo:text-align="justify" style:justify-single-word="false"/>
      <style:text-properties style:font-name="Loma" officeooo:rsid="000b85a1" officeooo:paragraph-rsid="000b85a1" fo:background-color="#8e03a3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oma" officeooo:rsid="000b85a1" officeooo:paragraph-rsid="000b85a1"/>
    </style:style>
    <style:style style:name="T1" style:family="text">
      <style:text-properties officeooo:rsid="000d24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IMVM (Sistema único de información <text:span text:style-name="T1">sobre</text:span> muertes violentas de mujeres)</text:p>
      <text:p text:style-name="P1"/>
      <text:p text:style-name="P2">Situación al 20/02/2025</text:p>
      <text:p text:style-name="P2"/>
      <text:list text:style-name="L1">
        <text:list-item>
          <text:list>
            <text:list-item>
              <text:p text:style-name="P4">Se armó el modelo de datos según las preguntas recibidas inicialmente</text:p>
            </text:list-item>
            <text:list-item>
              <text:p text:style-name="P4">Se desarrolló algunas pantallas del sistema a modo de prueba visual (para representar la organización de los módulos)</text:p>
            </text:list-item>
          </text:list>
        </text:list-item>
      </text:list>
      <text:p text:style-name="P2"/>
      <text:p text:style-name="P2">A definir:</text:p>
      <text:list text:continue-numbering="true" text:style-name="L1">
        <text:list-item>
          <text:list>
            <text:list-item>
              <text:p text:style-name="P4">El ok de cada organismo para las preguntas → esto conllevará revisión de lo realizado hasta el momento</text:p>
            </text:list-item>
            <text:list-item>
              <text:p text:style-name="P4">El orden en el que se desea ir habilitando los módulos de carga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4:44:34.262627045</meta:creation-date>
    <dc:date>2025-02-19T15:00:17.438075456</dc:date>
    <meta:editing-duration>PT15M42S</meta:editing-duration>
    <meta:editing-cycles>2</meta:editing-cycles>
    <meta:generator>LibreOffice/24.2.7.2$Linux_X86_64 LibreOffice_project/420$Build-2</meta:generator>
    <meta:print-date>2025-02-19T14:51:24.175785466</meta:print-date>
    <meta:document-statistic meta:table-count="0" meta:image-count="0" meta:object-count="0" meta:page-count="1" meta:paragraph-count="7" meta:word-count="79" meta:character-count="460" meta:non-whitespace-character-count="392"/>
  </office:meta>
</office:document-meta>
</file>